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Musikerverwaltung sieht vor, dass Orchestermitglieder effektiv verwalten werden. Dazu ist es notwendig eine Usability freundliche Schnittstelle zum Benutzer zu schaffen. Dies wird erreicht indem eine klare Menüführung geschaffen wird und es zu keinen Missverständnissen bei Synonymen kommt. Daher ist es wichtig für gleichwertige Begriffe sich auf eine Bezeichnung zu einigen. Hier im Pflichtenheft wird bereits mit der korrekten Bezeichnung artikuliert.</text:p>
      <text:p text:style-name="P1"/>
      <text:p text:style-name="P1">In der Musikerverwaltung sollen Orchestermitglieder, Musiker, Dirigenten, angestellte Musiker, Substitute, Stimmgruppen, Punktekonten, Telefonnummern und Adressen effektiv verwaltet werden.</text:p>
      <text:p text:style-name="P1"/>
      <text:p text:style-name="P1">Auf die Musikerverwaltung sollen letztendlich Orchestermitglieder - zu welchen Musiker, Dirigenten, Angestellte Musiker und Substitute gehören – zugreifen können. Hier werden sämtliche Informationen gespeichert, die unabdingbar sind um ein selbst verwaltendes Orchester zu führen.</text:p>
      <text:p text:style-name="P1"/>
      <text:p text:style-name="P1">Orchestermitglieder sollen auf sämtliche Daten Lesezugriff haben und nichts schreiben können. Für sämtliche Orchestermitglieder werden Namen und Kürzel gespeichert. Der Name setzt sich aus dem Vor- und Zunamen zusammen. Das Kürzel <text:s/>definiert eine Abkürzung des Orchestermitglieds des entsprechenden Stimmgruppe. Ein Orchestermitglied soll zudem die Möglichkeit Telefonnummern anzugeben und die Angabe einer Adresse soll optional sein. Das Orchestermitglied stellt einen Beteiligten am Orchester dar. Orchestermitglied sind entweder Dirigenten, Musiker, angestellte Musiker oder Substitute.</text:p>
      <text:p text:style-name="P1"/>
      <text:p text:style-name="P1">Ein Musiker ist ein Orchestermitglied, kann aber auch ein angestellter Musiker oder ein Substitut sein. Ein <text:span text:style-name="T2">Musiker</text:span> hat genau eine Stimmgruppe, welche bei seiner Anstellung zugeordnet wird.</text:p>
      <text:p text:style-name="P1"/>
      <text:p text:style-name="P1">Ein Dirigent ist ein Orchestermitglied und hat keine oder viele Besetzungen.</text:p>
      <text:p text:style-name="P1"/>
      <text:p text:style-name="P1">Ein Angestellter Musiker soll mehr Informationen enthalten. Dazu zählt das Geburtsdatum, Geburtsort, Bankverbindung, Anstellungsdatum, IstSolist, IstStimmführer und ein Bild. <text:tab/><text:span text:style-name="T3">Das Attribut </text:span>Geburtsdatum gibt das Datum der Geburt des Angestellten Musikers an. <text:span text:style-name="T3">Das Attribut </text:span>Geburtsort gibt den Ort der Geburt des Angestellten Musikers an. <text:span text:style-name="T3">Das Attribut </text:span>Bankverbindung besteht aus BLZ, Kreditinstitut und Kontonummer. <text:span text:style-name="T3">Das Attribut </text:span>Bankverbindung wird für Gehaltszahlungen verwendet. <text:span text:style-name="T3">Das Attribut </text:span>Anstellungsdatum gibt das Datum der Anstellung des Angestellten Musikers an. <text:span text:style-name="T3">Das Attribut </text:span>IstSolist gibt an ob der Musiker ein Solo- oder Tuttispieler ist. <text:span text:style-name="T3">Das Attribut </text:span>IstStimmführer gibt an ob der Musiker ein Stimmführer is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9T11:26:35.20</meta:creation-date>
    <dc:date>2011-04-12T18:27:01.31</dc:date>
    <meta:editing-duration>PT01H59M57S</meta:editing-duration>
    <meta:editing-cycles>20</meta:editing-cycles>
    <meta:generator>OpenOffice.org/3.2$Win32 OpenOffice.org_project/320m18$Build-9502</meta:generator>
    <meta:document-statistic meta:table-count="0" meta:image-count="0" meta:object-count="0" meta:page-count="1" meta:paragraph-count="7" meta:word-count="318" meta:character-count="2499"/>
  </office:meta>
</office:document-meta>
</file>